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22in"/>
    </style:style>
    <style:style style:name="co3" style:family="table-column">
      <style:table-column-properties fo:break-before="auto" style:column-width="1.1291in"/>
    </style:style>
    <style:style style:name="co4" style:family="table-column">
      <style:table-column-properties fo:break-before="auto" style:column-width="1.0535in"/>
    </style:style>
    <style:style style:name="co5" style:family="table-column">
      <style:table-column-properties fo:break-before="auto" style:column-width="1.0862in"/>
    </style:style>
    <style:style style:name="co6" style:family="table-column">
      <style:table-column-properties fo:break-before="auto" style:column-width="1.0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Sentences</text:p>
          </table:table-cell>
          <table:table-cell office:value-type="string" calcext:value-type="string">
            <text:p>Corpus</text:p>
          </table:table-cell>
          <table:table-cell office:value-type="string" calcext:value-type="string">
            <text:p>JSON time (ms)</text:p>
          </table:table-cell>
          <table:table-cell table:style-name="ce1" office:value-type="string" calcext:value-type="string">
            <text:p>JSON time (hr)</text:p>
          </table:table-cell>
          <table:table-cell office:value-type="string" calcext:value-type="string">
            <text:p>CSV time (ms) </text:p>
          </table:table-cell>
          <table:table-cell table:style-name="ce1" office:value-type="string" calcext:value-type="string">
            <text:p>JSON time (hr)</text:p>
          </table:table-cell>
        </table:table-row>
        <table:table-row table:style-name="ro1">
          <table:table-cell office:value-type="float" office:value="141576" calcext:value-type="float">
            <text:p>141576</text:p>
          </table:table-cell>
          <table:table-cell office:value-type="float" office:value="4999" calcext:value-type="float">
            <text:p>4999</text:p>
          </table:table-cell>
          <table:table-cell office:value-type="string" calcext:value-type="string">
            <text:p>austen-sense.txt</text:p>
          </table:table-cell>
          <table:table-cell office:value-type="float" office:value="37350657" calcext:value-type="float">
            <text:p>37350657</text:p>
          </table:table-cell>
          <table:table-cell table:formula="of:=[.D2]/1000/60/60" office:value-type="float" office:value="10.3751825" calcext:value-type="float">
            <text:p>10.3751825</text:p>
          </table:table-cell>
          <table:table-cell office:value-type="float" office:value="45373505" calcext:value-type="float">
            <text:p>45373505</text:p>
          </table:table-cell>
          <table:table-cell table:formula="of:=[.F2]/1000/60/60" office:value-type="float" office:value="12.6037513888889" calcext:value-type="float">
            <text:p>12.6037513889</text:p>
          </table:table-cell>
        </table:table-row>
        <table:table-row table:style-name="ro1">
          <table:table-cell office:value-type="float" office:value="96825" calcext:value-type="float">
            <text:p>96825</text:p>
          </table:table-cell>
          <table:table-cell office:value-type="float" office:value="1851" calcext:value-type="float">
            <text:p>1851</text:p>
          </table:table-cell>
          <table:table-cell office:value-type="string" calcext:value-type="string">
            <text:p>milton-paradise.txt</text:p>
          </table:table-cell>
          <table:table-cell office:value-type="float" office:value="11032522" calcext:value-type="float">
            <text:p>11032522</text:p>
          </table:table-cell>
          <table:table-cell table:formula="of:=[.D3]/1000/60/60" office:value-type="float" office:value="3.06458944444444" calcext:value-type="float">
            <text:p>3.0645894444</text:p>
          </table:table-cell>
          <table:table-cell office:value-type="float" office:value="15717394" calcext:value-type="float">
            <text:p>15717394</text:p>
          </table:table-cell>
          <table:table-cell table:formula="of:=[.F3]/1000/60/60" office:value-type="float" office:value="4.36594277777778" calcext:value-type="float">
            <text:p>4.3659427778</text:p>
          </table:table-cell>
        </table:table-row>
        <table:table-row table:style-name="ro1">
          <table:table-cell office:value-type="float" office:value="23140" calcext:value-type="float">
            <text:p>23140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shakespeare-macbeth.txt</text:p>
          </table:table-cell>
          <table:table-cell office:value-type="float" office:value="21435260" calcext:value-type="float">
            <text:p>21435260</text:p>
          </table:table-cell>
          <table:table-cell table:formula="of:=[.D4]/1000/60/60" office:value-type="float" office:value="5.95423888888889" calcext:value-type="float">
            <text:p>5.9542388889</text:p>
          </table:table-cell>
          <table:table-cell office:value-type="float" office:value="15854482" calcext:value-type="float">
            <text:p>15854482</text:p>
          </table:table-cell>
          <table:table-cell table:formula="of:=[.F4]/1000/60/60" office:value-type="float" office:value="4.40402277777778" calcext:value-type="float">
            <text:p>4.40402277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-19-20s_706posts.xml</text:p>
          </table:table-cell>
          <table:table-cell office:value-type="float" office:value="2515133" calcext:value-type="float">
            <text:p>2515133</text:p>
          </table:table-cell>
          <table:table-cell table:formula="of:=[.D5]/1000/60/60" office:value-type="float" office:value="0.698648055555556" calcext:value-type="float">
            <text:p>0.6986480556</text:p>
          </table:table-cell>
          <table:table-cell office:value-type="float" office:value="3969236" calcext:value-type="float">
            <text:p>3969236</text:p>
          </table:table-cell>
          <table:table-cell table:formula="of:=[.F5]/1000/60/60" office:value-type="float" office:value="1.10256555555556" calcext:value-type="float">
            <text:p>1.10256555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-19-30s_705posts.xml</text:p>
          </table:table-cell>
          <table:table-cell office:value-type="float" office:value="2688028" calcext:value-type="float">
            <text:p>2688028</text:p>
          </table:table-cell>
          <table:table-cell table:formula="of:=[.D6]/1000/60/60" office:value-type="float" office:value="0.746674444444444" calcext:value-type="float">
            <text:p>0.7466744444</text:p>
          </table:table-cell>
          <table:table-cell office:value-type="float" office:value="4318819" calcext:value-type="float">
            <text:p>4318819</text:p>
          </table:table-cell>
          <table:table-cell table:formula="of:=[.F6]/1000/60/60" office:value-type="float" office:value="1.19967194444444" calcext:value-type="float">
            <text:p>1.19967194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-19-40s_686posts.xml</text:p>
          </table:table-cell>
          <table:table-cell office:value-type="float" office:value="2640603" calcext:value-type="float">
            <text:p>2640603</text:p>
          </table:table-cell>
          <table:table-cell table:formula="of:=[.D7]/1000/60/60" office:value-type="float" office:value="0.733500833333333" calcext:value-type="float">
            <text:p>0.7335008333</text:p>
          </table:table-cell>
          <table:table-cell office:value-type="float" office:value="4226108" calcext:value-type="float">
            <text:p>4226108</text:p>
          </table:table-cell>
          <table:table-cell table:formula="of:=[.F7]/1000/60/60" office:value-type="float" office:value="1.17391888888889" calcext:value-type="float">
            <text:p>1.17391888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-19-adults_706posts.xml</text:p>
          </table:table-cell>
          <table:table-cell office:value-type="float" office:value="2872620" calcext:value-type="float">
            <text:p>2872620</text:p>
          </table:table-cell>
          <table:table-cell table:formula="of:=[.D8]/1000/60/60" office:value-type="float" office:value="0.79795" calcext:value-type="float">
            <text:p>0.79795</text:p>
          </table:table-cell>
          <table:table-cell office:value-type="float" office:value="4316286" calcext:value-type="float">
            <text:p>4316286</text:p>
          </table:table-cell>
          <table:table-cell table:formula="of:=[.F8]/1000/60/60" office:value-type="float" office:value="1.19896833333333" calcext:value-type="float">
            <text:p>1.198968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1">00/00/0000</text:date>, <text:time style:data-style-name="N2" text:time-value="17:05:45.7479875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21:48:13.842237668</meta:creation-date>
    <dc:date>2017-01-11T23:26:42.857296330</dc:date>
    <meta:editing-duration>PT9H42M48S</meta:editing-duration>
    <meta:editing-cycles>15</meta:editing-cycles>
    <meta:generator>LibreOffice/4.2.8.2$Linux_X86_64 LibreOffice_project/420m0$Build-2</meta:generator>
    <meta:document-statistic meta:table-count="1" meta:cell-count="48" meta:object-count="0"/>
  </office:meta>
</office:document-meta>
</file>